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41000004C69C5BCCCE4AA2E4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top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0.227cm" fo:min-width="10.335cm"/>
      <style:paragraph-properties style:writing-mode="lr-tb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0.227cm" fo:min-width="2.835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top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-color="#808080"/>
      <style:paragraph-properties fo:text-align="center" style:writing-mode="lr-tb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cm" svg:height="4cm" svg:x="24.305cm" svg:y="8.112cm">
            <text:p text:style-name="P1"><text:span text:style-name="T1">- Marketing</text:span></text:p>
            <text:p text:style-name="P1"><text:span text:style-name="T1">- Market research</text:span></text:p>
            <text:p text:style-name="P1"><text:span text:style-name="T1">- Sales forecast</text:span></text:p>
            <text:p text:style-name="P1"><text:span text:style-name="T1">- Sales 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4cm" svg:height="1.4cm" svg:x="24.304cm" svg:y="10.712cm">
            <text:p text:style-name="P3"><text:span text:style-name="T2">Sales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2" draw:layer="layout" svg:width="4cm" svg:height="4cm" svg:x="15.097cm" svg:y="10.525cm">
            <text:p text:style-name="P1"><text:span text:style-name="T1">- PCB workshop</text:span></text:p>
            <text:p text:style-name="P1"><text:span text:style-name="T1">- Metal workshop</text:span></text:p>
            <text:p text:style-name="P1"><text:span text:style-name="T1">- Assembly workshop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4cm" svg:height="1.4cm" svg:x="15.093cm" svg:y="13.125cm">
            <text:p text:style-name="P3"><text:span text:style-name="T2">Manufacturing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2" draw:layer="layout" svg:width="4cm" svg:height="4cm" svg:x="6.525cm" svg:y="8.43cm">
            <text:p text:style-name="P1"><text:span text:style-name="T1">- Inventory control</text:span></text:p>
            <text:p text:style-name="P1"><text:span text:style-name="T1">- Supplier contracts</text:span></text:p>
            <text:p text:style-name="P1"><text:span text:style-name="T1">- Purchase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4cm" svg:height="1.4cm" svg:x="6.525cm" svg:y="11.03cm">
            <text:p text:style-name="P3"><text:span text:style-name="T2">Purchase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7" draw:text-style-name="P2" draw:layer="layout" svg:width="4cm" svg:height="4cm" svg:x="15.287cm" svg:y="16.875cm">
            <text:p text:style-name="P1"><text:span text:style-name="T1">- Warehouse</text:span></text:p>
            <text:p text:style-name="P1"><text:span text:style-name="T1">- Shipping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4cm" svg:height="1.4cm" svg:x="15.287cm" svg:y="19.475cm">
            <text:p text:style-name="P3"><text:span text:style-name="T2">Logistics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9" draw:text-style-name="P2" draw:layer="layout" svg:width="4cm" svg:height="4cm" svg:x="26.401cm" svg:y="16.05cm">
            <text:p text:style-name="P1"><text:span text:style-name="T1">- Installation</text:span></text:p>
            <text:p text:style-name="P1"><text:span text:style-name="T1">- After sales</text:span></text:p>
            <text:p text:style-name="P1"><text:span text:style-name="T1">- Training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4cm" svg:height="1.4cm" svg:x="26.4cm" svg:y="18.65cm">
            <text:p text:style-name="P3"><text:span text:style-name="T2">Customer supp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4cm" svg:height="4cm" svg:x="2.27cm" svg:y="14.017cm">
            <text:p text:style-name="P1"><text:span text:style-name="T1">- Product development</text:span></text:p>
            <text:p text:style-name="P1"><text:span text:style-name="T1">- Software development</text:span></text:p>
            <text:p text:style-name="P1"><text:span text:style-name="T1">- Documentation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4cm" svg:height="1.4cm" svg:x="2.27cm" svg:y="16.617cm">
            <text:p text:style-name="P3"><text:span text:style-name="T3">R&amp;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4cm" svg:height="4cm" svg:x="8.747cm" svg:y="20.812cm">
            <text:p text:style-name="P1"><text:span text:style-name="T1">- Finance</text:span></text:p>
            <text:p text:style-name="P1"><text:span text:style-name="T1">- HR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4cm" svg:height="1.4cm" svg:x="8.747cm" svg:y="23.412cm">
            <text:p text:style-name="P3"><text:span text:style-name="T2">Support function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6" draw:layer="layout" svg:width="12.382cm" svg:height="0.953cm" svg:x="11.16cm" svg:y="8.937cm">
          <text:p text:style-name="P5"><text:span text:style-name="T4">Sales forecas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81cm" svg:height="0.953cm" svg:x="19.732cm" svg:y="10.842cm">
          <text:p text:style-name="P5"><text:span text:style-name="T4">Work order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81cm" svg:height="0.953cm" svg:x="1.126cm" svg:y="22.907cm">
          <text:p text:style-name="P5"><text:span text:style-name="T4">informatio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8" draw:layer="layout" svg:width="4cm" svg:height="4cm" svg:x="1.127cm" svg:y="24.305cm">
            <text:p text:style-name="P7"><text:span text:style-name="T1">- Main activities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4cm" svg:height="1.4cm" svg:x="1.126cm" svg:y="26.905cm">
            <text:p text:style-name="P3"><text:span text:style-name="T2">Department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9" draw:layer="layout" svg:x1="8.525cm" svg:y1="12.43cm" svg:x2="15.287cm" svg:y2="18.875cm" draw:start-shape="id1" draw:start-glue-point="2" draw:end-shape="id2" draw:end-glue-point="3" svg:d="M8525 12430v6445h6762" svg:viewBox="0 0 6763 6446">
          <text:p/>
        </draw:connector>
        <draw:connector draw:style-name="gr20" draw:text-style-name="P9" draw:layer="layout" svg:x1="17.287cm" svg:y1="16.875cm" svg:x2="17.095cm" svg:y2="14.525cm" draw:start-shape="id2" draw:start-glue-point="0" draw:end-shape="id3" draw:end-glue-point="2" svg:d="M17287 16875v-1174h-192v-1176" svg:viewBox="0 0 193 2351">
          <text:p/>
        </draw:connector>
        <draw:connector draw:style-name="gr21" draw:text-style-name="P9" draw:layer="layout" draw:line-skew="1.173cm" svg:x1="19.097cm" svg:y1="12.525cm" svg:x2="19.287cm" svg:y2="18.875cm" draw:start-shape="id3" draw:start-glue-point="1" draw:end-shape="id2" svg:d="M19097 12525h1905v6350h-1715" svg:viewBox="0 0 1906 6351">
          <text:p/>
        </draw:connector>
        <draw:frame draw:style-name="gr22" draw:text-style-name="P10" xml:id="id5" draw:id="id5" draw:layer="layout" svg:width="8.749cm" svg:height="5.757cm" svg:x="31.921cm" svg:y="10.172cm">
          <draw:image xlink:href="Pictures/1000000100000741000004C69C5BCCCE4AA2E41C.png" xlink:type="simple" xlink:show="embed" xlink:actuate="onLoad" draw:mime-type="image/png">
            <text:p/>
          </draw:image>
        </draw:frame>
        <draw:custom-shape draw:style-name="gr16" draw:text-style-name="P6" draw:layer="layout" svg:width="3.81cm" svg:height="0.953cm" svg:x="28.632cm" svg:y="9.343cm">
          <text:p text:style-name="P5"><text:span text:style-name="T4">Future pla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9" draw:layer="layout" svg:x1="17.287cm" svg:y1="20.875cm" svg:x2="28.4cm" svg:y2="20.05cm" draw:start-shape="id2" draw:start-glue-point="2" draw:end-shape="id4" draw:end-glue-point="2" svg:d="M17287 20875v542h11113v-1367" svg:viewBox="0 0 11114 1368">
          <text:p/>
        </draw:connector>
        <draw:connector draw:style-name="gr24" draw:text-style-name="P9" draw:layer="layout" svg:x1="28.4cm" svg:y1="16.05cm" svg:x2="31.921cm" svg:y2="13.05cm" draw:start-shape="id4" draw:start-glue-point="0" draw:end-shape="id5" draw:end-glue-point="3" svg:d="M28400 16050v-3000h3521" svg:viewBox="0 0 3522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Verdana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3:30:26.300031803</meta:creation-date>
    <dc:date>2022-10-05T22:34:17.015906721</dc:date>
    <meta:editing-duration>PT53M21S</meta:editing-duration>
    <meta:editing-cycles>5</meta:editing-cycles>
    <meta:generator>LibreOffice/7.4.1.2$Linux_X86_64 LibreOffice_project/40$Build-2</meta:generator>
    <meta:document-statistic meta:object-count="34"/>
  </office:meta>
</office:document-meta>
</file>